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font-face-decl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2">
  <office:font-face-decls>
    <style:font-face style:font-family-generic="roman" style:font-pitch="variable" style:name="Ff2aa71" svg:font-family="'Liberation Serif'"/>
    <style:font-face style:font-family-generic="swiss" style:font-pitch="variable" style:name="F190029" svg:font-family="'Liberation Sans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NL" fo:font-size="12pt" fo:language="nl" style:country-asian="CN" style:country-complex="IN" style:font-name="Ff2aa71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NL" fo:font-size="12pt" fo:hyphenate="false" fo:hyphenation-push-char-count="2" fo:hyphenation-remain-char-count="2" fo:language="nl" style:country-asian="CN" style:country-complex="IN" style:font-name="Ff2aa71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family="'Liberation Sans'" fo:font-size="14pt" style:font-family-asian="'DejaVu Sans'" style:font-family-complex="'DejaVu Sans'" style:font-family-generic="swiss" style:font-family-generic-asian="system" style:font-family-generic-complex="system" style:font-name="F190029" style:font-name-asian="DejaVu Sans" style:font-name-complex="DejaVu 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/>
      <style:text-properties fo:font-size="101%" fo:font-weight="bold" style:font-size-asian="101%" style:font-size-complex="101%" style:font-weight-asian="bold" style:font-weight-complex="bold"/>
    </style:style>
    <style:style style:class="extra" style:display-name="Frame contents" style:family="paragraph" style:name="Frame_20_contents" style:parent-style-name="Standard"/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1"/>
    <text:notes-configuration style:num-format="i" text:note-class="endnote" text:start-value="1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office:version="1.2">
  <office:meta>
    <meta:creation-date>2015-09-02T09:03:58.055581841</meta:creation-date>
    <meta:document-statistic meta:character-count="0" meta:image-count="0" meta:non-whitespace-character-count="0" meta:object-count="0" meta:page-count="1" meta:paragraph-count="0" meta:table-count="0" meta:word-count="0"/>
    <meta:generator>LibreOfficeDev/5.0.0.5$Linux_X86_64 LibreOffice_project/00m0$Build-5</meta:generator>
    <meta:initial-creator>Jos van den Oever</meta:initial-creator>
  </office:meta>
</office:document-meta>
</file>